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616cm" fo:margin-left="-0.122cm" table:align="left"/>
    </style:style>
    <style:style style:name="Table1.A" style:family="table-column">
      <style:table-column-properties style:column-width="1.667cm"/>
    </style:style>
    <style:style style:name="Table1.B" style:family="table-column">
      <style:table-column-properties style:column-width="1.508cm"/>
    </style:style>
    <style:style style:name="Table1.C" style:family="table-column">
      <style:table-column-properties style:column-width="1.535cm"/>
    </style:style>
    <style:style style:name="Table1.H" style:family="table-column">
      <style:table-column-properties style:column-width="1.72cm"/>
    </style:style>
    <style:style style:name="Table1.I" style:family="table-column">
      <style:table-column-properties style:column-width="1.482cm"/>
    </style:style>
    <style:style style:name="Table1.J" style:family="table-column">
      <style:table-column-properties style:column-width="1.376cm"/>
    </style:style>
    <style:style style:name="Table1.L" style:family="table-column">
      <style:table-column-properties style:column-width="1.7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1b1cba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1fa9a2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b1cba" officeooo:paragraph-rsid="001b1cb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1b1cb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c73bf" officeooo:paragraph-rsid="001c73b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21c14b" officeooo:paragraph-rsid="0021c14b" style:font-size-asian="10pt" style:font-size-complex="10pt"/>
    </style:style>
    <style:style style:name="P9" style:family="paragraph" style:parent-style-name="Standard">
      <style:text-properties fo:font-size="10pt" officeooo:rsid="0023dd4c" officeooo:paragraph-rsid="0023dd4c" style:font-size-asian="10pt" style:font-size-complex="10pt"/>
    </style:style>
    <style:style style:name="P10" style:family="paragraph" style:parent-style-name="Standard">
      <style:text-properties fo:font-size="10pt" officeooo:rsid="001b1cba" officeooo:paragraph-rsid="001b1cba" style:font-size-asian="10pt" style:font-size-complex="10pt"/>
    </style:style>
    <style:style style:name="P11" style:family="paragraph" style:parent-style-name="Standard">
      <style:text-properties fo:font-size="10pt" officeooo:rsid="0027da60" officeooo:paragraph-rsid="0027da60" style:font-size-asian="10pt" style:font-size-complex="10pt"/>
    </style:style>
    <style:style style:name="T1" style:family="text">
      <style:text-properties officeooo:rsid="0027da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XYZ SCHOOL</text:p>
      <text:p text:style-name="P3"/>
      <text:p text:style-name="P1"/>
      <text:p text:style-name="P1"/>
      <text:p text:style-name="P10">ROLL<text:tab/>: <text:s text:c="2"/><text:database-display text:table-name="Sheet1" text:table-type="table" text:column-name="Roll No." text:database-name="Students2">&lt;Roll No.&gt;</text:database-display><text:tab/><text:span text:style-name="T1">DIV : <text:s/><text:tab/></text:span><text:span text:style-name="T1"><text:database-display text:table-name="Sheet1" text:table-type="table" text:column-name="Div" text:database-name="Students2">&lt;Div&gt;</text:database-display></text:span><text:span text:style-name="T1"><text:tab/></text:span></text:p>
      <text:p text:style-name="P10"/>
      <text:p text:style-name="P11">NAME <text:s/>: <text:s/><text:database-display text:table-name="Sheet1" text:table-type="table" text:column-name="Name" text:database-name="Students2">&lt;Name&gt;</text:database-display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H"/>
        <table:table-column table:style-name="Table1.I"/>
        <table:table-column table:style-name="Table1.J"/>
        <table:table-column table:style-name="Table1.B"/>
        <table:table-column table:style-name="Table1.L"/>
        <table:table-row table:style-name="TableLine94448453607728">
          <table:table-cell table:style-name="Table1.A1" office:value-type="string">
            <text:p text:style-name="P5">EXAM</text:p>
          </table:table-cell>
          <table:table-cell table:style-name="Table1.A1" office:value-type="string">
            <text:p text:style-name="P5">MAX</text:p>
          </table:table-cell>
          <table:table-cell table:style-name="Table1.A1" office:value-type="string">
            <text:p text:style-name="P5">MIN</text:p>
          </table:table-cell>
          <table:table-cell table:style-name="Table1.A1" office:value-type="string">
            <text:p text:style-name="P5">ENG</text:p>
          </table:table-cell>
          <table:table-cell table:style-name="Table1.A1" office:value-type="string">
            <text:p text:style-name="P5">HIN</text:p>
          </table:table-cell>
          <table:table-cell table:style-name="Table1.A1" office:value-type="string">
            <text:p text:style-name="P5">PHY</text:p>
          </table:table-cell>
          <table:table-cell table:style-name="Table1.A1" office:value-type="string">
            <text:p text:style-name="P5">CHE</text:p>
          </table:table-cell>
          <table:table-cell table:style-name="Table1.A1" office:value-type="string">
            <text:p text:style-name="P5">MAT</text:p>
          </table:table-cell>
          <table:table-cell table:style-name="Table1.A1" office:value-type="string">
            <text:p text:style-name="P5">BIO</text:p>
          </table:table-cell>
          <table:table-cell table:style-name="Table1.A1" office:value-type="string">
            <text:p text:style-name="P5">EVS</text:p>
          </table:table-cell>
          <table:table-cell table:style-name="Table1.A1" office:value-type="string">
            <text:p text:style-name="P5">PTE</text:p>
          </table:table-cell>
          <table:table-cell table:style-name="Table1.L1" office:value-type="string">
            <text:p text:style-name="P5">TOT</text:p>
          </table:table-cell>
        </table:table-row>
        <table:table-row table:style-name="TableLine94448453772256">
          <table:table-cell table:style-name="Table1.A2" office:value-type="string">
            <text:p text:style-name="P5">U1</text:p>
          </table:table-cell>
          <table:table-cell table:style-name="Table1.A2" office:value-type="string">
            <text:p text:style-name="P8">2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U1" text:database-name="Students2">&lt;EN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U1" text:database-name="Students2">&lt;HI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U1" text:database-name="Students2">&lt;PH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U1" text:database-name="Students2">&lt;CH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U1" text:database-name="Students2">&lt;MA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U1" text:database-name="Students2">&lt;BIU1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448453776672">
          <table:table-cell table:style-name="Table1.A2" office:value-type="string">
            <text:p text:style-name="P5">T1</text:p>
          </table:table-cell>
          <table:table-cell table:style-name="Table1.A2" office:value-type="string">
            <text:p text:style-name="P8">5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T1" text:database-name="Students2">&lt;EN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T1" text:database-name="Students2">&lt;HI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T1" text:database-name="Students2">&lt;PH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T1" text:database-name="Students2">&lt;CH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T1" text:database-name="Students2">&lt;MA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T1" text:database-name="Students2">&lt;BIT1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448453778480">
          <table:table-cell table:style-name="Table1.A2" office:value-type="string">
            <text:p text:style-name="P5">U2</text:p>
          </table:table-cell>
          <table:table-cell table:style-name="Table1.A2" office:value-type="string">
            <text:p text:style-name="P8">2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U2" text:database-name="Students2">&lt;EN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U2" text:database-name="Students2">&lt;HI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U2" text:database-name="Students2">&lt;PH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U2" text:database-name="Students2">&lt;CH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U2" text:database-name="Students2">&lt;MA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U2" text:database-name="Students2">&lt;BIU2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448453780512">
          <table:table-cell table:style-name="Table1.A2" office:value-type="string">
            <text:p text:style-name="P5">T2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T2" text:database-name="Students2">&lt;EN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T2" text:database-name="Students2">&lt;HI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T2" text:database-name="Students2">&lt;PH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T2" text:database-name="Students2">&lt;CH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T2" text:database-name="Students2">&lt;MA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T2" text:database-name="Students2">&lt;BIT2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448453782656">
          <table:table-cell table:style-name="Table1.A2" office:value-type="string">
            <text:p text:style-name="P7">AGG</text:p>
          </table:table-cell>
          <table:table-cell table:style-name="Table1.A2" office:value-type="string">
            <text:p text:style-name="P8">200</text:p>
          </table:table-cell>
          <table:table-cell table:style-name="Table1.A2" office:value-type="string">
            <text:p text:style-name="P8">70</text:p>
          </table:table-cell>
          <table:table-cell table:style-name="Table1.A2" office:value-type="string">
            <text:p text:style-name="P6"><text:database-display text:table-name="Sheet1" text:table-type="table" text:column-name="EN=" text:database-name="Students2">&lt;EN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=" text:database-name="Students2">&lt;HI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=" text:database-name="Students2">&lt;PH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=" text:database-name="Students2">&lt;CH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=" text:database-name="Students2">&lt;MA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=" text:database-name="Students2">&lt;BI=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448453784672">
          <table:table-cell table:style-name="Table1.A2" office:value-type="string">
            <text:p text:style-name="P7">AVG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35</text:p>
          </table:table-cell>
          <table:table-cell table:style-name="Table1.A2" office:value-type="string">
            <text:p text:style-name="P6"><text:database-display text:table-name="Sheet1" text:table-type="table" text:column-name="ENG" text:database-name="Students2">&lt;ENG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N" text:database-name="Students2">&lt;HIN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Y" text:database-name="Students2">&lt;PHY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E" text:database-name="Students2">&lt;CHE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T" text:database-name="Students2">&lt;MAT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O" text:database-name="Students2">&lt;BIO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EVS" text:database-name="Students2">&lt;EVS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TE" text:database-name="Students2">&lt;PTE&gt;</text:database-display></text:p>
          </table:table-cell>
          <table:table-cell table:style-name="Table1.L2" office:value-type="string">
            <text:p text:style-name="P6"><text:database-display text:table-name="Sheet1" text:table-type="table" text:column-name="TOT" text:database-name="Students2">&lt;TOT&gt;</text:database-display></text:p>
          </table:table-cell>
        </table:table-row>
        <table:table-row table:style-name="TableLine94448453786736">
          <table:table-cell table:style-name="Table1.A2" office:value-type="string">
            <text:p text:style-name="P7">GRA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GE" text:database-name="Students2">&lt;GE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GH" text:database-name="Students2">&lt;GH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GP" text:database-name="Students2">&lt;GP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GC" text:database-name="Students2">&lt;GC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GM" text:database-name="Students2">&lt;GM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GB" text:database-name="Students2">&lt;GB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448453788800">
          <table:table-cell table:style-name="Table1.A2" office:value-type="string">
            <text:p text:style-name="P8">O/P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OP" text:database-name="Students2">&lt;ENOP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OP" text:database-name="Students2">&lt;HIOP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OP" text:database-name="Students2">&lt;PHOP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OP" text:database-name="Students2">&lt;CHOP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OP" text:database-name="Students2">&lt;MAOP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OP" text:database-name="Students2">&lt;BIOP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</table:table>
      <text:p text:style-name="P2"/>
      <text:p text:style-name="P2"/>
      <text:p text:style-name="P9">REMARK <text:s/>: <text:s/><text:database-display text:table-name="Sheet1" text:table-type="table" text:column-name="REMARK" text:database-name="Students2">&lt;REMARK&gt;</text:database-display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21:38:46.833292373</meta:creation-date>
    <dc:date>2022-07-25T12:58:47.292174891</dc:date>
    <meta:editing-duration>PT50M24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1" meta:paragraph-count="85" meta:word-count="96" meta:character-count="437" meta:non-whitespace-character-count="417"/>
  </office:meta>
</office:document-meta>
</file>